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Заголовок" style:master-page-name="MP0">
      <style:paragraph-properties style:page-number="auto" fo:break-before="page"/>
    </style:style>
    <style:style style:name="P2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Обычный">
      <style:paragraph-properties fo:text-align="center" style:justify-single-word="false"/>
      <style:text-properties fo:color="#000000" loext:opacity="100%"/>
    </style:style>
    <style:style style:name="P4" style:family="paragraph" style:parent-style-name="Обычный">
      <style:text-properties fo:color="#000000" loext:opacity="100%"/>
    </style:style>
    <style:style style:name="P5" style:family="paragraph" style:parent-style-name="Обычный" style:list-style-name="L1"/>
    <style:style style:name="P6" style:family="paragraph" style:parent-style-name="Обычный">
      <style:paragraph-properties fo:margin-left="1.249cm" fo:text-align="justify" style:justify-single-word="false">
        <style:tab-stops/>
      </style:paragraph-properties>
      <style:text-properties fo:color="#000000" loext:opacity="100%"/>
    </style:style>
    <style:style style:name="P7" style:family="paragraph" style:parent-style-name="Обычный">
      <style:paragraph-properties fo:margin-left="1.249cm" fo:text-align="justify" style:justify-single-word="false">
        <style:tab-stops/>
      </style:paragraph-properties>
    </style:style>
    <style:style style:name="P8" style:family="paragraph" style:parent-style-name="Обычный">
      <style:paragraph-properties fo:margin-left="2.498cm" fo:text-align="justify" style:justify-single-word="false">
        <style:tab-stops/>
      </style:paragraph-properties>
      <style:text-properties fo:color="#000000" loext:opacity="100%"/>
    </style:style>
    <style:style style:name="P9" style:family="paragraph" style:parent-style-name="Обычный">
      <style:paragraph-properties fo:margin-left="2.498cm" fo:text-align="justify" style:justify-single-word="false">
        <style:tab-stops/>
      </style:paragraph-properties>
    </style:style>
    <style:style style:name="P10" style:family="paragraph" style:parent-style-name="Обычный">
      <style:text-properties fo:color="#000000" loext:opacity="100%" fo:font-weight="bold" style:font-weight-asian="bold"/>
    </style:style>
    <style:style style:name="P11" style:family="paragraph" style:parent-style-name="Обычный">
      <style:paragraph-properties fo:margin-left="1.249cm">
        <style:tab-stops/>
      </style:paragraph-properties>
      <style:text-properties fo:color="#000000" loext:opacity="100%"/>
    </style:style>
    <style:style style:name="P12" style:family="paragraph" style:parent-style-name="Обычный">
      <style:paragraph-properties fo:margin-left="1.249cm">
        <style:tab-stops/>
      </style:paragraph-properties>
    </style:style>
    <style:style style:name="P13" style:family="paragraph" style:parent-style-name="Обычный">
      <style:paragraph-properties fo:text-align="justify" style:justify-single-word="false"/>
      <style:text-properties fo:color="#000000" loext:opacity="100%"/>
    </style:style>
    <style:style style:name="P14" style:family="paragraph" style:parent-style-name="Обычный" style:list-style-name="L2"/>
    <style:style style:name="P15" style:family="paragraph" style:parent-style-name="Обычный" style:list-style-name="L3"/>
    <style:style style:name="P16" style:family="paragraph" style:parent-style-name="Обычный" style:list-style-name="L2">
      <style:text-properties style:text-line-through-style="solid" style:text-line-through-type="single" style:text-underline-mode="continuous" style:text-overline-mode="continuous" style:text-line-through-mode="continuous"/>
    </style:style>
    <style:style style:name="T1" style:family="text">
      <style:text-properties style:use-window-font-color="true" loext:opacity="0%" fo:font-size="18pt" style:font-size-asian="18pt"/>
    </style:style>
    <style:style style:name="T2" style:family="text">
      <style:text-properties style:use-window-font-color="true" loext:opacity="0%" fo:font-size="18pt" fo:language="ru" fo:country="RU" style:font-size-asian="1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/>
    </style:style>
    <style:style style:name="T5" style:family="text">
      <style:text-properties fo:color="#000000" loext:opacity="100%" fo:language="en" fo:country="US" fo:font-style="italic" style:font-style-asian="italic"/>
    </style:style>
    <style:style style:name="T6" style:family="text">
      <style:text-properties fo:color="#000000" loext:opacity="100%" style:font-style-complex="italic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language="en" fo:country="US" fo:font-weight="bold" style:font-weight-asian="bold"/>
    </style:style>
    <style:style style:name="T9" style:family="text">
      <style:text-properties fo:color="#000000" loext:opacity="100%" fo:language="en" fo:country="US"/>
    </style:style>
    <style:style style:name="T10" style:family="text">
      <style:text-properties fo:font-size="11.5pt" fo:font-weight="bold" style:font-size-asian="11.5pt" style:font-weight-asian="bold" style:font-size-complex="11.5pt" style:font-weight-complex="bold"/>
    </style:style>
    <style:style style:name="T11" style:family="text">
      <style:text-properties officeooo:rsid="00039f35"/>
    </style:style>
    <style:style style:name="T12" style:family="text">
      <style:text-properties fo:language="en" fo:country="US" officeooo:rsid="00039f35"/>
    </style:style>
    <style:style style:name="T13" style:family="text">
      <style:text-properties fo:language="ru" fo:country="RU" officeooo:rsid="00039f35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UNIX</text:span></text:span><text:span text:style-name="Основной_20_шрифт_20_абзаца"><text:span text:style-name="T2"> лабораторная работа № </text:span></text:span><text:span text:style-name="Основной_20_шрифт_20_абзаца"><text:span text:style-name="T1">U</text:span></text:span><text:span text:style-name="Основной_20_шрифт_20_абзаца"><text:span text:style-name="T2">1</text:span></text:span></text:p>
      <text:p text:style-name="P2">Работа с файловой системой</text:p>
      <text:p text:style-name="P3"/>
      <text:p text:style-name="Обычный"><text:span text:style-name="Основной_20_шрифт_20_абзаца"><text:span text:style-name="T3">Древовидная структура каталогов, путь записывается в виде строки, например: </text:span></text:span><text:span text:style-name="Основной_20_шрифт_20_абзаца"><text:span text:style-name="T4">/</text:span></text:span><text:span text:style-name="Основной_20_шрифт_20_абзаца"><text:span text:style-name="T5">usr</text:span></text:span><text:span text:style-name="Основной_20_шрифт_20_абзаца"><text:span text:style-name="T4">/</text:span></text:span><text:span text:style-name="Основной_20_шрифт_20_абзаца"><text:span text:style-name="T5">local</text:span></text:span><text:span text:style-name="Основной_20_шрифт_20_абзаца"><text:span text:style-name="T4">/</text:span></text:span><text:span text:style-name="Основной_20_шрифт_20_абзаца"><text:span text:style-name="T5">bin</text:span></text:span><text:span text:style-name="Основной_20_шрифт_20_абзаца"><text:span text:style-name="T4">/</text:span></text:span><text:span text:style-name="Основной_20_шрифт_20_абзаца"><text:span text:style-name="T5">apache</text:span></text:span><text:span text:style-name="Основной_20_шрифт_20_абзаца"><text:span text:style-name="T4"> <text:s text:c="32"/></text:span></text:span><text:span text:style-name="Основной_20_шрифт_20_абзаца"><text:span text:style-name="T6">или <text:s text:c="21"/></text:span></text:span><text:span text:style-name="Основной_20_шрифт_20_абзаца"><text:span text:style-name="T4">./</text:span></text:span><text:span text:style-name="Основной_20_шрифт_20_абзаца"><text:span text:style-name="T5">local</text:span></text:span><text:span text:style-name="Основной_20_шрифт_20_абзаца"><text:span text:style-name="T4">/</text:span></text:span><text:span text:style-name="Основной_20_шрифт_20_абзаца"><text:span text:style-name="T5">bin</text:span></text:span><text:span text:style-name="Основной_20_шрифт_20_абзаца"><text:span text:style-name="T4">/</text:span></text:span><text:span text:style-name="Основной_20_шрифт_20_абзаца"><text:span text:style-name="T5">apache</text:span></text:span></text:p>
      <text:p text:style-name="P4">Основные команды для управления файлами и каталогами</text:p>
      <text:list text:style-name="L1">
        <text:list-item>
          <text:p text:style-name="P5"><text:span text:style-name="Основной_20_шрифт_20_абзаца"><text:span text:style-name="T7">работа с каталогами - </text:span></text:span><text:span text:style-name="Основной_20_шрифт_20_абзаца"><text:span text:style-name="T8">ls</text:span></text:span><text:span text:style-name="Основной_20_шрифт_20_абзаца"><text:span text:style-name="T7">, </text:span></text:span><text:span text:style-name="Основной_20_шрифт_20_абзаца"><text:span text:style-name="T8">pwd</text:span></text:span><text:span text:style-name="Основной_20_шрифт_20_абзаца"><text:span text:style-name="T7">, </text:span></text:span><text:span text:style-name="Основной_20_шрифт_20_абзаца"><text:span text:style-name="T8">cd</text:span></text:span><text:span text:style-name="Основной_20_шрифт_20_абзаца"><text:span text:style-name="T7">, </text:span></text:span><text:span text:style-name="Основной_20_шрифт_20_абзаца"><text:span text:style-name="T8">df</text:span></text:span></text:p>
        </text:list-item>
      </text:list>
      <text:p text:style-name="P4">ls [опции] [файл...] - выводит содержимое каталога</text:p>
      <text:p text:style-name="P6">Программа ls сначала выводит список всех файлов (не каталогов), перечисленных в командной строке, а затем выводит список всех файлов, находящихся в каталогах, перечисленных в командной строке. Если не указано ни одного файла, то по умолчанию аргументом назначается (текущий каталог). </text:p>
      <text:p text:style-name="P7"><text:span text:style-name="Основной_20_шрифт_20_абзаца"><text:span text:style-name="T4">Опции:</text:span></text:span></text:p>
      <text:p text:style-name="P8"><text:s/>-l <text:tab/>В дополнении к имени каждого файла, выводятся тип файла, права доступа к файлу, количество ссылок на файл, имя владельца, имя группы, размер файла в байтах и временной штамп (время последней модификации файла, если не задано другое). Для файлов с временем больше чем 6 месяцев назад или больше, чем 1 час в будущее, временной штамп содержит год вместо времени дня.</text:p>
      <text:p text:style-name="P9"><text:span text:style-name="Основной_20_шрифт_20_абзаца"><text:span text:style-name="T3">-</text:span></text:span><text:span text:style-name="Основной_20_шрифт_20_абзаца"><text:span text:style-name="T9">a</text:span></text:span><text:span text:style-name="Основной_20_шрифт_20_абзаца"><text:span text:style-name="T3"> <text:tab/>выводит все файлы, в том числе скрытые (скрытые файлы – файлы имеющие символ «.» в начале имени, например, </text:span></text:span><text:span text:style-name="Основной_20_шрифт_20_абзаца"><text:span text:style-name="T4">.</text:span></text:span><text:span text:style-name="Основной_20_шрифт_20_абзаца"><text:span text:style-name="T5">file</text:span></text:span><text:span text:style-name="Основной_20_шрифт_20_абзаца"><text:span text:style-name="T4">.</text:span></text:span><text:span text:style-name="Основной_20_шрифт_20_абзаца"><text:span text:style-name="T5">txt</text:span></text:span><text:span text:style-name="Основной_20_шрифт_20_абзаца"><text:span text:style-name="T3">)</text:span></text:span></text:p>
      <text:p text:style-name="P4">cd [dir]</text:p>
      <text:p text:style-name="P6">Сменить директорию. Если не указан каталог, то осуществляется переход в домашний каталог.</text:p>
      <text:p text:style-name="Обычный"><text:span text:style-name="Основной_20_шрифт_20_абзаца"><text:span text:style-name="T9">pwd</text:span></text:span><text:span text:style-name="Основной_20_шрифт_20_абзаца"><text:span text:style-name="T3"> – вывести название текущего каталога</text:span></text:span></text:p>
      <text:p text:style-name="Обычный"><text:span text:style-name="Основной_20_шрифт_20_абзаца"><text:span text:style-name="T9">df</text:span></text:span><text:span text:style-name="Основной_20_шрифт_20_абзаца"><text:span text:style-name="T3"> – вывести статистику использования дискового пространства</text:span></text:span></text:p>
      <text:p text:style-name="Обычный"><text:span text:style-name="Основной_20_шрифт_20_абзаца"><text:span text:style-name="T9">du</text:span></text:span><text:span text:style-name="Основной_20_шрифт_20_абзаца"><text:span text:style-name="T3"> – вывести информацию о занимаемом файлом(ами) и каталогом пространстве</text:span></text:span></text:p>
      <text:p text:style-name="Обычный"><text:span text:style-name="Основной_20_шрифт_20_абзаца"><text:span text:style-name="T9">stat</text:span></text:span><text:span text:style-name="Основной_20_шрифт_20_абзаца"><text:span text:style-name="T3"> – подробная информация о файле</text:span></text:span></text:p>
      <text:p text:style-name="Обычный"><text:span text:style-name="Основной_20_шрифт_20_абзаца"><text:span text:style-name="T9">find</text:span></text:span><text:span text:style-name="Основной_20_шрифт_20_абзаца"><text:span text:style-name="T3"> – поиск объекта по критериям</text:span></text:span></text:p>
      <text:p text:style-name="P10">2. Модификация каталогов/файлов</text:p>
      <text:p text:style-name="P4">mkdir - создает каталог с именем указанным в качестве параметра</text:p>
      <text:p text:style-name="P11">mkdir [ключи] каталог...</text:p>
      <text:p text:style-name="P4">rm - удаляет файлы или каталоги</text:p>
      <text:p text:style-name="P12"><text:span text:style-name="Основной_20_шрифт_20_абзаца"><text:span text:style-name="T3">rm [ключи] файл...</text:span></text:span></text:p>
      <text:p text:style-name="P4">rmdir - удаляет пустые каталоги</text:p>
      <text:p text:style-name="P12"><text:span text:style-name="Основной_20_шрифт_20_абзаца"><text:span text:style-name="T3">rmdir [опции] каталог...</text:span></text:span></text:p>
      <text:p text:style-name="P4">touch – создание нового файла</text:p>
      <text:p text:style-name="P11">Команда touch foo создаст файл foo, если он не существует, и изменит<text:line-break/>время последней модификации на текущее. </text:p>
      <text:p text:style-name="P13">cp - копирует файлы и каталоги</text:p>
      <text:p text:style-name="P6">cp [опции] файл путь</text:p>
      <text:p text:style-name="P6">cp [опции] файл... каталог</text:p>
      <text:p text:style-name="P6">cp копирует файлы или, если их указать, каталоги. Вы можете либо копировать один файл в другой заданный файл, либо копировать несколько файлов в заданный каталог.</text:p>
      <text:p text:style-name="Обычный"><text:span text:style-name="Основной_20_шрифт_20_абзаца"><text:span text:style-name="T9">mv</text:span></text:span><text:span text:style-name="Основной_20_шрифт_20_абзаца"><text:span text:style-name="T3"> - перемещает (переименовывает) файлы</text:span></text:span></text:p>
      <text:p text:style-name="P7"><text:span text:style-name="Основной_20_шрифт_20_абзаца"><text:span text:style-name="T9">mv</text:span></text:span><text:span text:style-name="Основной_20_шрифт_20_абзаца"><text:span text:style-name="T3"> [опции...] исходный_файл файл_назначения</text:span></text:span></text:p>
      <text:p text:style-name="P7"><text:span text:style-name="Основной_20_шрифт_20_абзаца"><text:span text:style-name="T9">mv</text:span></text:span><text:span text:style-name="Основной_20_шрифт_20_абзаца"><text:span text:style-name="T3"> [опции...] исходный_файл... каталог</text:span></text:span></text:p>
      <text:p text:style-name="P7"><text:span text:style-name="Основной_20_шрифт_20_абзаца"><text:span text:style-name="T9">mv</text:span></text:span><text:span text:style-name="Основной_20_шрифт_20_абзаца"><text:span text:style-name="T3"> перемещает или переименовывает файлы или каталоги.</text:span></text:span></text:p>
      <text:p text:style-name="P6">Если последний аргумент является именем существующего каталога, то mv перемещает все остальные файлы в этот каталог. В противном случае, если задано только два файла, то имя первого файла будет изменено на имя второго. Если последний аргумент не является каталогом и задано более чем два файла, то будет выдано сообщение об ошибке.</text:p>
      <text:p text:style-name="Обычный"><text:span text:style-name="Основной_20_шрифт_20_абзаца"><text:span text:style-name="T9">ln</text:span></text:span><text:span text:style-name="Основной_20_шрифт_20_абзаца"><text:span text:style-name="T3"> - создает ссылки между файлами</text:span></text:span></text:p>
      <text:p text:style-name="P7"><text:span text:style-name="Основной_20_шрифт_20_абзаца"><text:span text:style-name="T9">ln</text:span></text:span><text:span text:style-name="Основной_20_шрифт_20_абзаца"><text:span text:style-name="T3"> [ключи] ИсходныйФайл [НовоеИмя]</text:span></text:span></text:p>
      <text:p text:style-name="P7"><text:soft-page-break/><text:span text:style-name="Основной_20_шрифт_20_абзаца"><text:span text:style-name="T9">ln</text:span></text:span><text:span text:style-name="Основной_20_шрифт_20_абзаца"><text:span text:style-name="T3"> [ключи] ИсходныйФайл КаталогГдеСоздать</text:span></text:span></text:p>
      <text:p text:style-name="P6">ln делает ссылки между файлами. По умолчанию делаются жесткие ссылки; при указании опции -s , делаются символьные (или мягкие) ссылки. </text:p>
      <text:p text:style-name="P7"><text:span text:style-name="Основной_20_шрифт_20_абзаца"><text:span text:style-name="T3">В </text:span></text:span><text:span text:style-name="Основной_20_шрифт_20_абзаца"><text:span text:style-name="T9">Unix</text:span></text:span><text:span text:style-name="Основной_20_шрифт_20_абзаца"><text:span text:style-name="T3"> существует два вида ссылок, обычно называемых жесткие ссылки и символьные, или "мягкие" ссылки. Жесткая ссылка является всего лишь именем какого-либо файла. Таким образом, файл может иметь несколько имен. Он будет удален с диска только тогда, когда будет удалено последнее из его имен. Обычно, но не обязательно, все имена файла находятся на файловой системе, которая также содержит и его данные.).</text:span></text:span></text:p>
      <text:p text:style-name="P6">Мягкая ссылка (или символьная ссылка, или symlink) полностью отличается от жесткой ссылки: она является маленьким специальным файлом, который содержит путь к файлу. Таким образом, мягкая ссылка может указывать на файлы, которые находятся на других файловых системах (например, смонтированных по NFS с другой машины) и не нуждается в наличии того файла, на который она указывает.</text:p>
      <text:p text:style-name="P10">3. Управление правами доступа к файлам </text:p>
      <text:p text:style-name="P4">chmod - изменяет права доступа к файлу</text:p>
      <text:p text:style-name="P4">chown - изменяет владельца и группу-владельца файлов</text:p>
      <text:p text:style-name="Обычный"><text:span text:style-name="Основной_20_шрифт_20_абзаца"><text:span text:style-name="T9">chgrp</text:span></text:span><text:span text:style-name="Основной_20_шрифт_20_абзаца"><text:span text:style-name="T3"> – изменяет группу владельца файла</text:span></text:span></text:p>
      <text:p text:style-name="P4">chmod [опции] код_защиты файл...</text:p>
      <text:p text:style-name="P4">chown [опции] пользователь[:группа] файл...</text:p>
      <text:p text:style-name="Обычный"><text:span text:style-name="Основной_20_шрифт_20_абзаца"><text:span text:style-name="T9">chgrp</text:span></text:span><text:span text:style-name="Основной_20_шрифт_20_абзаца"><text:span text:style-name="T3"> [опции] группа файл...</text:span></text:span></text:p>
      <text:p text:style-name="P12"><text:span text:style-name="Основной_20_шрифт_20_абзаца"><text:span text:style-name="T3">код защиты – трехразрядное число в восьмеричной системе исчисления. Каждый разряд отвечает за доступ для своего круга пользователей – владелец, группа владельца, все остальные. Каждый бит отвечает за разрешение режим доступа к файлу – чтение, запись, исполнение. Например, 766 расшифровывается как 111 110 110 или </text:span></text:span><text:span text:style-name="Основной_20_шрифт_20_абзаца"><text:span text:style-name="T9">rwx</text:span></text:span><text:span text:style-name="Основной_20_шрифт_20_абзаца"><text:span text:style-name="T3"> </text:span></text:span><text:span text:style-name="Основной_20_шрифт_20_абзаца"><text:span text:style-name="T9">rw</text:span></text:span><text:span text:style-name="Основной_20_шрифт_20_абзаца"><text:span text:style-name="T3">- </text:span></text:span><text:span text:style-name="Основной_20_шрифт_20_абзаца"><text:span text:style-name="T9">rw</text:span></text:span><text:span text:style-name="Основной_20_шрифт_20_абзаца"><text:span text:style-name="T3">-</text:span></text:span></text:p>
      <text:p text:style-name="Обычный"><text:span text:style-name="Основной_20_шрифт_20_абзаца"><text:span text:style-name="T8">4. </text:span></text:span><text:span text:style-name="Основной_20_шрифт_20_абзаца"><text:span text:style-name="T7">Операции монтирования</text:span></text:span></text:p>
      <text:p text:style-name="Обычный"><text:span text:style-name="Основной_20_шрифт_20_абзаца"><text:span text:style-name="T9">mount</text:span></text:span><text:span text:style-name="Основной_20_шрифт_20_абзаца"><text:span text:style-name="T3"> – подключить файловую систему</text:span></text:span></text:p>
      <text:p text:style-name="Обычный"><text:span text:style-name="Основной_20_шрифт_20_абзаца"><text:span text:style-name="T9">umount</text:span></text:span><text:span text:style-name="Основной_20_шрифт_20_абзаца"><text:span text:style-name="T3"> – отключить файловую систему</text:span></text:span></text:p>
      <text:p text:style-name="P10">5. Разное</text:p>
      <text:p text:style-name="Обычный"><text:span text:style-name="Основной_20_шрифт_20_абзаца"><text:span text:style-name="T9">sync</text:span></text:span><text:span text:style-name="Основной_20_шрифт_20_абзаца"><text:span text:style-name="T3"> – записать содержимое файловых буферов на диск</text:span></text:span></text:p>
      <text:p text:style-name="P4"/>
      <text:p text:style-name="Default"><text:span text:style-name="Основной_20_шрифт_20_абзаца"><text:span text:style-name="T10">Задание </text:span></text:span></text:p>
      <text:list xml:id="list780679735" text:style-name="L2">
        <text:list-item>
          <text:p text:style-name="P14">создать в домашнем каталоге подкаталог с любым названием, например, subdir </text:p>
        </text:list-item>
        <text:list-item>
          <text:p text:style-name="P14">в этом каталоге создать файл с любым именем, например, file1 </text:p>
        </text:list-item>
        <text:list-item>
          <text:p text:style-name="P14">установить для файла права доступа (для очного варианта – в зависимости от рабочего места, для дистанционного варианта занятия - вариант выбирается по последней цифре номера студенческого, 1 = А, 2 = В, 3=С, 4 = А и т.д. 0 = А) </text:p>
        </text:list-item>
      </text:list>
      <text:list text:style-name="L3">
        <text:list-item>
          <text:p text:style-name="P15">чтение и запись для владельца и группы владельца, для всех остальных чтение. </text:p>
        </text:list-item>
        <text:list-item>
          <text:p text:style-name="P15">Чтение и запись для владельца, для группы владельца чтение и исполнение и для всех остальных нет доступа </text:p>
        </text:list-item>
        <text:list-item>
          <text:p text:style-name="P15">Чтение, запись и исполнение для владельца, нет доступа для группы владельца, и только чтение для всех остальных </text:p>
        </text:list-item>
      </text:list>
      <text:list text:continue-list="list780679735" text:style-name="L2">
        <text:list-item>
          <text:p text:style-name="P14">создать жесткую ссылку из домашнего каталога на созданный ранее файл и назвать, например, file2. <text:span text:style-name="T11">Показать командой</text:span><text:span text:style-name="T12"> ls </text:span><text:span text:style-name="T13">-</text:span><text:span text:style-name="T12">i</text:span><text:span text:style-name="T13"> равенство значения</text:span><text:span text:style-name="T12"> </text:span><text:span text:style-name="T13">иноды у жесткой ссылки и файла, на которые она ссылается</text:span></text:p>
        </text:list-item>
        <text:list-item>
          <text:p text:style-name="P14">создать мягкую ссылку на file2 в домашнем каталоге </text:p>
        </text:list-item>
        <text:list-item>
          <text:p text:style-name="P14">определить количество ссылок на файл file1 в подкаталоге и file2 в домашнем каталоге </text:p>
        </text:list-item>
        <text:list-item>
          <text:p text:style-name="P16">&lt;показать результаты преподавателю&gt; </text:p>
        </text:list-item>
        <text:list-item>
          <text:p text:style-name="P14">удалить созданный ранее подкаталог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>
      <style:paragraph-properties fo:text-align="center" style:justify-single-word="false" fo:hyphenation-ladder-count="no-limit" fo:hyphenation-keep="auto" loext:hyphenation-keep-type="column"/>
      <style:text-properties fo:color="#0000ff" loext:opacity="100%" fo:language="en" fo:country="US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Обычный">
      <style:paragraph-properties fo:hyphenation-ladder-count="no-limit" fo:hyphenation-keep="auto" loext:hyphenation-keep-type="column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 fo:hyphenation-keep="auto" loext:hyphenation-keep-type="column" style:text-autospace="none"/>
      <style:text-properties fo:color="#000000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251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title>Основные комманды *nix для управления файлами, указаны _только_ основные (их</dc:title>
    <dc:description/>
    <dc:subject/>
    <meta:initial-creator>Anna</meta:initial-creator>
    <meta:creation-date>2025-03-14T19:28:00Z</meta:creation-date>
    <dc:date>2025-03-22T15:13:00.836161500</dc:date>
    <meta:print-date>2017-02-27T21:27:00Z</meta:print-date>
    <meta:editing-cycles>3</meta:editing-cycles>
    <meta:editing-duration>PT3M20S</meta:editing-duration>
    <meta:document-statistic meta:table-count="0" meta:image-count="0" meta:object-count="0" meta:page-count="2" meta:paragraph-count="66" meta:word-count="798" meta:character-count="5456" meta:non-whitespace-character-count="4650"/>
    <meta:template xlink:type="simple" xlink:actuate="onRequest" xlink:title="" xlink:href="Normal.dotm"/>
  </office:meta>
</office:document-meta>
</file>